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Standard">
      <style:text-properties officeooo:rsid="00b02dab" officeooo:paragraph-rsid="00b02dab"/>
    </style:style>
    <style:style style:name="P54" style:family="paragraph" style:parent-style-name="Standard">
      <style:text-properties officeooo:rsid="00b9bcf8" officeooo:paragraph-rsid="00b9bcf8"/>
    </style:style>
    <style:style style:name="P55" style:family="paragraph" style:parent-style-name="Standard">
      <style:text-properties officeooo:rsid="00c3ed0c" officeooo:paragraph-rsid="00c3ed0c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text-properties officeooo:rsid="00c75925" officeooo:paragraph-rsid="00c75925"/>
    </style:style>
    <style:style style:name="P60" style:family="paragraph" style:parent-style-name="Standard">
      <style:text-properties officeooo:paragraph-rsid="00b9bcf8"/>
    </style:style>
    <style:style style:name="P61" style:family="paragraph" style:parent-style-name="Standard">
      <style:text-properties officeooo:rsid="00c93550" officeooo:paragraph-rsid="00c93550"/>
    </style:style>
    <style:style style:name="P62" style:family="paragraph" style:parent-style-name="Standard">
      <style:text-properties officeooo:paragraph-rsid="00c93550"/>
    </style:style>
    <style:style style:name="P63" style:family="paragraph" style:parent-style-name="Standard">
      <style:text-properties officeooo:rsid="00cc1c75" officeooo:paragraph-rsid="00c93550"/>
    </style:style>
    <style:style style:name="P64" style:family="paragraph" style:parent-style-name="Standard">
      <style:text-properties officeooo:rsid="00cc1c75" officeooo:paragraph-rsid="00cc1c75"/>
    </style:style>
    <style:style style:name="P65" style:family="paragraph" style:parent-style-name="Preformatted_20_Text" style:list-style-name="L1"/>
    <style:style style:name="P66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67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68" style:family="paragraph" style:parent-style-name="Preformatted_20_Text" style:list-style-name="L1">
      <style:paragraph-properties style:writing-mode="lr-tb"/>
    </style:style>
    <style:style style:name="P69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70" style:family="paragraph" style:parent-style-name="Standard">
      <style:text-properties officeooo:rsid="00cc1c75" officeooo:paragraph-rsid="00cc1c75"/>
    </style:style>
    <style:style style:name="P71" style:family="paragraph" style:parent-style-name="Standard">
      <style:text-properties officeooo:rsid="00b9bcf8" officeooo:paragraph-rsid="00b9bcf8"/>
    </style:style>
    <style:style style:name="P72" style:family="paragraph" style:parent-style-name="Standard">
      <style:text-properties officeooo:rsid="00d5e266" officeooo:paragraph-rsid="00d5e266"/>
    </style:style>
    <style:style style:name="P73" style:family="paragraph" style:parent-style-name="Text_20_body" style:list-style-name="L1"/>
    <style:style style:name="P74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4a00"/>
    </style:style>
    <style:style style:name="T108" style:family="text">
      <style:text-properties officeooo:rsid="00c1b335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75925"/>
    </style:style>
    <style:style style:name="T115" style:family="text">
      <style:text-properties fo:color="#abb2bf" loext:opacity="100%" style:font-name="Consolas" fo:font-size="10.5pt" fo:font-weight="normal" fo:background-color="#282c34" loext:char-shading-value="0"/>
    </style:style>
    <style:style style:name="T116" style:family="text">
      <style:text-properties fo:color="#e06c75" loext:opacity="100%" style:font-name="Consolas" fo:font-size="10.5pt" fo:font-weight="normal"/>
    </style:style>
    <style:style style:name="T117" style:family="text">
      <style:text-properties fo:color="#e06c75" loext:opacity="100%" style:font-name="Consolas" fo:font-size="10.5pt" fo:font-weight="normal" fo:background-color="#282c34" loext:char-shading-value="0"/>
    </style:style>
    <style:style style:name="T118" style:family="text">
      <style:text-properties fo:color="#d19a66" loext:opacity="100%" style:font-name="Consolas" fo:font-size="10.5pt" fo:font-weight="normal"/>
    </style:style>
    <style:style style:name="T119" style:family="text">
      <style:text-properties fo:color="#d19a66" loext:opacity="100%" style:font-name="Consolas" fo:font-size="10.5pt" fo:font-weight="normal" fo:background-color="#282c34" loext:char-shading-value="0"/>
    </style:style>
    <style:style style:name="T120" style:family="text">
      <style:text-properties fo:color="#98c379" loext:opacity="100%" style:font-name="Consolas" fo:font-size="10.5pt" fo:font-weight="normal"/>
    </style:style>
    <style:style style:name="T121" style:family="text">
      <style:text-properties fo:color="#98c379" loext:opacity="100%" style:font-name="Consolas" fo:font-size="10.5pt" fo:font-weight="normal" fo:background-color="#282c34" loext:char-shading-value="0"/>
    </style:style>
    <style:style style:name="T122" style:family="text">
      <style:text-properties style:font-name="Consolas" fo:font-size="10.5pt" fo:font-weight="normal"/>
    </style:style>
    <style:style style:name="T123" style:family="text">
      <style:text-properties fo:color="#56b6c2" loext:opacity="100%" style:font-name="Consolas" fo:font-size="10.5pt" fo:font-weight="normal"/>
    </style:style>
    <style:style style:name="T124" style:family="text">
      <style:text-properties fo:color="#61afef" loext:opacity="100%" style:font-name="Consolas" fo:font-size="10.5pt" fo:font-weight="normal"/>
    </style:style>
    <style:style style:name="T125" style:family="text">
      <style:text-properties fo:color="#61afef" loext:opacity="100%" style:font-name="Consolas" fo:font-size="10.5pt" fo:font-weight="normal" fo:background-color="#282c34" loext:char-shading-value="0"/>
    </style:style>
    <style:style style:name="T126" style:family="text">
      <style:text-properties officeooo:rsid="00c3ed0c"/>
    </style:style>
    <style:style style:name="T127" style:family="text">
      <style:text-properties officeooo:rsid="00c93550"/>
    </style:style>
    <style:style style:name="T128" style:family="text">
      <style:text-properties fo:color="#c678dd" loext:opacity="100%" style:font-name="Consolas" fo:font-size="10.5pt" fo:font-weight="normal"/>
    </style:style>
    <style:style style:name="T129" style:family="text">
      <style:text-properties fo:color="#c678dd" loext:opacity="100%" style:font-name="Consolas" fo:font-size="10.5pt" fo:font-weight="normal" fo:background-color="#282c34" loext:char-shading-value="0"/>
    </style:style>
    <style:style style:name="T130" style:family="text">
      <style:text-properties officeooo:rsid="00b9bcf8"/>
    </style:style>
    <style:style style:name="T131" style:family="text">
      <style:text-properties officeooo:rsid="00cada1b"/>
    </style:style>
    <style:style style:name="T132" style:family="text">
      <style:text-properties officeooo:rsid="00cb015d"/>
    </style:style>
    <style:style style:name="T133" style:family="text">
      <style:text-properties fo:color="#5c6370" loext:opacity="100%" style:font-name="Consolas" fo:font-size="10.5pt" fo:font-style="italic" fo:font-weight="normal"/>
    </style:style>
    <style:style style:name="T134" style:family="text">
      <style:text-properties officeooo:rsid="00ce15c1"/>
    </style:style>
    <style:style style:name="T135" style:family="text">
      <style:text-properties officeooo:rsid="00ce4815"/>
    </style:style>
    <style:style style:name="T136" style:family="text">
      <style:text-properties officeooo:rsid="00cf8c74"/>
    </style:style>
    <style:style style:name="T137" style:family="text">
      <style:text-properties officeooo:rsid="00d08042"/>
    </style:style>
    <style:style style:name="T138" style:family="text">
      <style:text-properties officeooo:rsid="00d21574"/>
    </style:style>
    <style:style style:name="T139" style:family="text">
      <style:text-properties officeooo:rsid="00d329a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73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73"><text:span text:style-name="Strong_20_Emphasis">Edite o arquivo de configuração</text:span> para incluir um virtual host específico para o projeto. Por exemplo, adicione algo assim:</text:p>
          <text:p text:style-name="P66"><text:span text:style-name="Source_20_Text">&lt;VirtualHost *:80&gt;</text:span></text:p>
          <text:p text:style-name="P68"><text:span text:style-name="Source_20_Text"><text:s text:c="4"/>DocumentRoot "C:/laragon/www/joão ribeiro/Laravel 11 Framework, Ecossistema e Projetos Web/notes/public"</text:span></text:p>
          <text:p text:style-name="P68"><text:span text:style-name="Source_20_Text"><text:s text:c="4"/>ServerName notes.test</text:span></text:p>
          <text:p text:style-name="P68"><text:span text:style-name="Source_20_Text"><text:s text:c="4"/>&lt;Directory "C:/laragon/www/joão ribeiro/Laravel 11 Framework, Ecossistema e Projetos Web/notes/public"&gt;</text:span></text:p>
          <text:p text:style-name="P68"><text:span text:style-name="Source_20_Text"><text:s text:c="8"/>AllowOverride All</text:span></text:p>
          <text:p text:style-name="P68"><text:span text:style-name="Source_20_Text"><text:s text:c="8"/>Require all granted</text:span></text:p>
          <text:p text:style-name="P68"><text:span text:style-name="Source_20_Text"><text:s text:c="4"/>&lt;/Directory&gt;</text:span></text:p>
          <text:p text:style-name="P69"><text:span text:style-name="Source_20_Text">&lt;/VirtualHost&gt;</text:span></text:p>
        </text:list-item>
        <text:list-item>
          <text:p text:style-name="P73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74">Abra o arquivo <text:span text:style-name="Source_20_Text">C:\Windows\System32\drivers\etc\hosts</text:span> como administrador.</text:p>
            </text:list-item>
            <text:list-item>
              <text:p text:style-name="P73">Adicione a linha abaixo no final do arquivo:</text:p>
              <text:p text:style-name="P65">Copiar código</text:p>
              <text:p text:style-name="P67"><text:span text:style-name="Source_20_Text">127.0.0.1 notes.test</text:span></text:p>
            </text:list-item>
          </text:list>
        </text:list-item>
        <text:list-item>
          <text:p text:style-name="P73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3">43-<text:span text:style-name="T97">como capturar os dados do formulário </text:span></text:p>
      <text:p text:style-name="P5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3">-<text:span text:style-name="T102">a partir desta variável ou array $request, é possível manipular os dados do formulário que nele <text:tab/>estão contidos.</text:span></text:p>
      <text:p text:style-name="P53"/>
      <text:p text:style-name="P54">44-<text:span text:style-name="T103">Introdução </text:span><text:span text:style-name="T104">a</text:span><text:span text:style-name="T103"> validação de dados </text:span></text:p>
      <text:p text:style-name="P54">-<text:span text:style-name="T105">as validações podem ser feitas em 3 níveis: </text:span></text:p>
      <text:p text:style-name="P54"><text:tab/><text:span text:style-name="T105">No formulário do HTML, com o atributo required </text:span><text:span text:style-name="T106">(vulnerável)</text:span></text:p>
      <text:p text:style-name="P54"><text:tab/><text:span text:style-name="T108">N</text:span><text:span text:style-name="T107">o javascript, usando bibliotecas de validação, como jquery validate (segurança <text:tab/><text:tab/> <text:tab/><text:tab/>intermediária)</text:span></text:p>
      <text:p text:style-name="P54"><text:tab/><text:span text:style-name="T108">No lado do servidor, no </text:span><text:span text:style-name="T109">C</text:span><text:span text:style-name="T108">ontroller usando o método validate</text:span><text:span text:style-name="T110">()</text:span><text:span text:style-name="T108"> do laravel (o mais seguro)</text:span></text:p>
      <text:p text:style-name="P5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4"/>
      <text:p text:style-name="P55">45-<text:span text:style-name="T112">mostrar erros nos inputs e ma</text:span><text:span text:style-name="T113">n</text:span><text:span text:style-name="T112">ter os dados </text:span></text:p>
      <text:p text:style-name="P58"><text:span text:style-name="T126">-</text:span><text:span text:style-name="T114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5">&lt;</text:span><text:span text:style-name="T117">input</text:span><text:span text:style-name="T115"> </text:span><text:span text:style-name="T119">type</text:span><text:span text:style-name="T115">=</text:span><text:span text:style-name="T121">"email"</text:span><text:span text:style-name="T115"> </text:span><text:span text:style-name="T119">class</text:span><text:span text:style-name="T115">=</text:span><text:span text:style-name="T121">"form-control bg-dark text-info"</text:span><text:span text:style-name="T115"> </text:span><text:span text:style-name="T119">name</text:span><text:span text:style-name="T115">=</text:span><text:span text:style-name="T121">"text_username"</text:span></text:p>
      <text:p text:style-name="P56">                                        <text:span text:style-name="T118">value</text:span><text:span text:style-name="T122">=</text:span><text:span text:style-name="T120">"</text:span><text:span text:style-name="T123">{{</text:span><text:span text:style-name="T120"> </text:span><text:span text:style-name="T124">old</text:span><text:span text:style-name="T120">('text_username') </text:span><text:span text:style-name="T123">}}</text:span><text:span text:style-name="T120">"</text:span><text:span text:style-name="T122">&gt;</text:span></text:p>
      <text:p text:style-name="P59"/>
      <text:p text:style-name="P59">-<text:span text:style-name="T127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0"><text:span text:style-name="T130"><text:tab/></text:span><text:span text:style-name="T127">Ex: </text:span><text:span text:style-name="T129">@error</text:span><text:span text:style-name="T115">(</text:span><text:span text:style-name="T121">'text_username'</text:span><text:span text:style-name="T115">)</text:span></text:p>
      <text:p text:style-name="P56">                                        <text:span text:style-name="T122">&lt;</text:span><text:span text:style-name="T116">div</text:span><text:span text:style-name="T122"> </text:span><text:span text:style-name="T118">class</text:span><text:span text:style-name="T122">=</text:span><text:span text:style-name="T120">"text-danger"</text:span><text:span text:style-name="T122">&gt;</text:span><text:span text:style-name="T123">{{</text:span><text:span text:style-name="T122"> </text:span><text:span text:style-name="T116">$message</text:span><text:span text:style-name="T122"> </text:span><text:span text:style-name="T123">}}</text:span><text:span text:style-name="T122">&lt;/</text:span><text:span text:style-name="T116">div</text:span><text:span text:style-name="T122">&gt;</text:span></text:p>
      <text:p text:style-name="P56">                                    <text:span text:style-name="T128">@enderror</text:span></text:p>
      <text:p text:style-name="P54"/>
      <text:p text:style-name="P61">46-<text:span text:style-name="T131">definir textos personalizados para erros de validação </text:span></text:p>
      <text:p text:style-name="P61">-<text:span text:style-name="T132">apresentado uma maneira de definir dentro do validate() do laravel, um 2º array o qual será <text:tab/>possível personalizar as mensagens de erro para cada e qual tipo de validação. </text:span></text:p>
      <text:p text:style-name="P62"><text:span text:style-name="T127"><text:tab/></text:span><text:span text:style-name="T132">Ex: </text:span><text:span text:style-name="T117">$request</text:span><text:span text:style-name="T129">-&gt;</text:span><text:span text:style-name="T125">validate</text:span><text:span text:style-name="T115">(</text:span></text:p>
      <text:p text:style-name="P56">            <text:span text:style-name="T133">//rules</text:span></text:p>
      <text:p text:style-name="P56">            <text:span text:style-name="T122">[</text:span></text:p>
      <text:p text:style-name="P56">            <text:span text:style-name="T120">'text_username'</text:span><text:span text:style-name="T122"> </text:span><text:span text:style-name="T128">=&gt;</text:span><text:span text:style-name="T122"> </text:span><text:span text:style-name="T120">'required|email'</text:span><text:span text:style-name="T122">,</text:span></text:p>
      <text:p text:style-name="P56">            <text:span text:style-name="T120">'text_password'</text:span><text:span text:style-name="T122"> </text:span><text:span text:style-name="T128">=&gt;</text:span><text:span text:style-name="T122"> </text:span><text:span text:style-name="T120">'required|min:6|max:16'</text:span></text:p>
      <text:p text:style-name="P56">            <text:span text:style-name="T122">],</text:span></text:p>
      <text:p text:style-name="P56">            <text:span text:style-name="T122">[</text:span></text:p>
      <text:p text:style-name="P56">            <text:span text:style-name="T133">//error message</text:span></text:p>
      <text:p text:style-name="P56">            <text:span text:style-name="T120">'text_username.required'</text:span><text:span text:style-name="T122"> </text:span><text:span text:style-name="T128">=&gt;</text:span><text:span text:style-name="T122"> </text:span><text:span text:style-name="T120">'O username é obrigatório'</text:span><text:span text:style-name="T122">,</text:span></text:p>
      <text:p text:style-name="P56">            <text:span text:style-name="T120">'text_username.email'</text:span><text:span text:style-name="T122"> </text:span><text:span text:style-name="T128">=&gt;</text:span><text:span text:style-name="T122"> </text:span><text:span text:style-name="T120">'O username deve ser um e-mail válido'</text:span><text:span text:style-name="T122">,</text:span></text:p>
      <text:p text:style-name="P56">            <text:span text:style-name="T120">'text_password.required'</text:span><text:span text:style-name="T122"> </text:span><text:span text:style-name="T128">=&gt;</text:span><text:span text:style-name="T122"> </text:span><text:span text:style-name="T120">'O password é obrigatório'</text:span><text:span text:style-name="T122">,</text:span></text:p>
      <text:p text:style-name="P56">            <text:span text:style-name="T120">'text_password.min'</text:span><text:span text:style-name="T122"> </text:span><text:span text:style-name="T128">=&gt;</text:span><text:span text:style-name="T122"> </text:span><text:span text:style-name="T120">'O password deve ter pelo menos :min caracteres'</text:span><text:span text:style-name="T122">,</text:span></text:p>
      <text:p text:style-name="P56">            <text:span text:style-name="T120">'text_password.max'</text:span><text:span text:style-name="T122"> </text:span><text:span text:style-name="T128">=&gt;</text:span><text:span text:style-name="T122"> </text:span><text:span text:style-name="T120">'O password deve ter no máximo :max caracteres'</text:span><text:span text:style-name="T122">,</text:span></text:p>
      <text:p text:style-name="P57">            <text:span text:style-name="T122">]);</text:span></text:p>
      <text:p text:style-name="P63"><text:soft-page-break/>-Além de definir várias camadas de validação, ainda possibilita retornar uma mensagem amigável <text:tab/>de erro para o usuário.</text:p>
      <text:p text:style-name="P63"/>
      <text:p text:style-name="P64">47-<text:span text:style-name="T134">vamos criar uma base de dados </text:span></text:p>
      <text:p text:style-name="P64">-<text:span text:style-name="T135">preparando o projeto para se conectar com base de dados MySql </text:span></text:p>
      <text:p text:style-name="P64">-<text:span text:style-name="T136">criado uma base de dados localhost, a senha é a padrão de tudo, dentro, um banco de dados <text:tab/>chamado laravel_notes </text:span></text:p>
      <text:p text:style-name="P64">-<text:span text:style-name="T136">criado usuario com acesso</text:span></text:p>
      <text:p text:style-name="P64">-<text:span text:style-name="T137">O arquivo database.php, é o qual define de fato as conexões, ele por padrão chama a .env, e usa <text:tab/>suas configurações, porém, é possível realizar uma configuração personalizada direto em <text:tab/>database.php, </text:span><text:span text:style-name="T138">mesmo não sendo uma boa prática</text:span></text:p>
      <text:p text:style-name="P54">-<text:span text:style-name="T139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4"/>
      <text:p text:style-name="P72">48-</text:p>
      <text:p text:style-name="P44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15T11:12:16.129000000</dc:date>
    <meta:editing-duration>PT20H22M22S</meta:editing-duration>
    <meta:editing-cycles>182</meta:editing-cycles>
    <meta:generator>LibreOffice/24.2.3.2$Windows_X86_64 LibreOffice_project/433d9c2ded56988e8a90e6b2e771ee4e6a5ab2ba</meta:generator>
    <meta:document-statistic meta:table-count="0" meta:image-count="0" meta:object-count="0" meta:page-count="7" meta:paragraph-count="196" meta:word-count="1957" meta:character-count="13002" meta:non-whitespace-character-count="10737"/>
  </office:meta>
</office:document-meta>
</file>